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6000003031B5E1A47B6FA5E20.png" manifest:media-type="image/png"/>
  <manifest:file-entry manifest:full-path="Pictures/100000010000062E000002097B00A2E6E83EF834.png" manifest:media-type="image/png"/>
  <manifest:file-entry manifest:full-path="Pictures/100000010000071E000003DC6A96C63E3670CF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165" officeooo:paragraph-rsid="001dd165"/>
    </style:style>
    <style:style style:name="P2" style:family="paragraph" style:parent-style-name="Standard">
      <style:text-properties officeooo:rsid="001fa8f8" officeooo:paragraph-rsid="001fa8f8"/>
    </style:style>
    <style:style style:name="P3" style:family="paragraph" style:parent-style-name="Standard">
      <style:text-properties officeooo:rsid="001fa8f8" officeooo:paragraph-rsid="001fa8f8"/>
    </style:style>
    <style:style style:name="P4" style:family="paragraph" style:parent-style-name="Standard">
      <style:text-properties officeooo:rsid="002b7d06" officeooo:paragraph-rsid="002b7d06"/>
    </style:style>
    <style:style style:name="T1" style:family="text">
      <style:text-properties officeooo:rsid="002635b4"/>
    </style:style>
    <style:style style:name="T2" style:family="text">
      <style:text-properties officeooo:rsid="00278dec"/>
    </style:style>
    <style:style style:name="T3" style:family="text">
      <style:text-properties officeooo:rsid="00293999"/>
    </style:style>
    <style:style style:name="T4" style:family="text">
      <style:text-properties officeooo:rsid="002ac2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title 10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9252in" svg:height="3.5728in" draw:z-index="0"><draw:image xlink:href="Pictures/10000001000005D6000003031B5E1A47B6FA5E20.png" xlink:type="simple" xlink:show="embed" xlink:actuate="onLoad" draw:mime-type="image/png"/></draw:frame><text:s text:c="10"/></text:p>
      <text:p text:style-name="P1"/>
      <text:p text:style-name="P1"/>
      <text:p text:style-name="P2"><draw:frame draw:style-name="fr1" draw:name="Image2" text:anchor-type="char" svg:width="6.9252in" svg:height="2.2799in" draw:z-index="1"><draw:image xlink:href="Pictures/100000010000062E000002097B00A2E6E83EF8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width="6.9252in" svg:height="3.5846in" draw:z-index="2"><draw:image xlink:href="Pictures/100000010000071E000003DC6A96C63E3670CF36.png" xlink:type="simple" xlink:show="embed" xlink:actuate="onLoad" draw:mime-type="image/png"/></draw:frame></text:p>
      <text:p text:style-name="P2"/>
      <text:p text:style-name="P4">3/3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5:33:22.731000000</meta:creation-date>
    <dc:date>2023-10-07T12:55:44.733000000</dc:date>
    <meta:editing-duration>PT6H22S</meta:editing-duration>
    <meta:editing-cycles>15</meta:editing-cycles>
    <meta:generator>LibreOffice/7.6.1.2$Windows_X86_64 LibreOffice_project/f5defcebd022c5bc36bbb79be232cb6926d8f674</meta:generator>
    <meta:document-statistic meta:table-count="0" meta:image-count="3" meta:object-count="0" meta:page-count="2" meta:paragraph-count="3" meta:word-count="3" meta:character-count="25" meta:non-whitespace-character-count="14"/>
  </office:meta>
</office:document-meta>
</file>